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Tableau1" style:family="table">
      <style:table-properties style:width="14.684cm" fo:margin-left="0.635cm" table:align="left" fo:background-color="transparent">
        <style:background-image/>
      </style:table-properties>
    </style:style>
    <style:style style:name="Tableau1.A" style:family="table-column">
      <style:table-column-properties style:column-width="1.49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189cm"/>
    </style:style>
    <style:style style:name="Tableau1.D" style:family="table-column">
      <style:table-column-properties style:column-width="5.611cm"/>
    </style:style>
    <style:style style:name="Tableau1.E" style:family="table-column">
      <style:table-column-properties style:column-width="2.484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4.684cm" fo:margin-left="0.635cm" table:align="left" fo:background-color="transparent">
        <style:background-image/>
      </style:table-properties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2.79cm"/>
    </style:style>
    <style:style style:name="Tableau2.C" style:family="table-column">
      <style:table-column-properties style:column-width="2.205cm"/>
    </style:style>
    <style:style style:name="Tableau2.D" style:family="table-column">
      <style:table-column-properties style:column-width="5.493cm"/>
    </style:style>
    <style:style style:name="Tableau2.E" style:family="table-column">
      <style:table-column-properties style:column-width="2.489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2.2" style:family="table-row">
      <style:table-row-properties style:min-row-height="1.03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4.681cm" fo:margin-left="0.635cm" table:align="left" fo:background-color="transparent">
        <style:background-image/>
      </style:table-properties>
    </style:style>
    <style:style style:name="Tableau3.A" style:family="table-column">
      <style:table-column-properties style:column-width="5.599cm"/>
    </style:style>
    <style:style style:name="Tableau3.B" style:family="table-column">
      <style:table-column-properties style:column-width="4.54cm"/>
    </style:style>
    <style:style style:name="Tableau3.C" style:family="table-column">
      <style:table-column-properties style:column-width="4.54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3.2" style:family="table-row">
      <style:table-row-properties style:min-row-height="0.716cm"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69cm" fo:background-color="transparent">
        <style:background-image/>
      </style:table-row-properties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au3.C3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4" style:family="table-row">
      <style:table-row-properties style:min-row-height="0.706cm" fo:background-color="transparent">
        <style:background-image/>
      </style:table-row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background-color="#ff6d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3.6" style:family="table-row">
      <style:table-row-properties style:min-row-height="0.691cm" fo:background-color="transparent">
        <style:background-image/>
      </style:table-row-properties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background-color="#ffe99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2" style:family="table-cell">
      <style:table-cell-properties style:vertical-align="middle"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au3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" style:family="table">
      <style:table-properties style:width="14.679cm" fo:margin-left="0.635cm" table:align="left" fo:background-color="transparent">
        <style:background-image/>
      </style:table-properties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2.103cm"/>
    </style:style>
    <style:style style:name="Tableau4.C" style:family="table-column">
      <style:table-column-properties style:column-width="3.101cm"/>
    </style:style>
    <style:style style:name="Tableau4.D" style:family="table-column">
      <style:table-column-properties style:column-width="2.792cm"/>
    </style:style>
    <style:style style:name="Tableau4.E" style:family="table-column">
      <style:table-column-properties style:column-width="2.706cm"/>
    </style:style>
    <style:style style:name="Tableau4.F" style:family="table-column">
      <style:table-column-properties style:column-width="2.478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4.2" style:family="table-row">
      <style:table-row-properties style:min-row-height="1.03cm"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4.D2" style:family="table-cell">
      <style:table-cell-properties style:vertical-align="middle"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au4.E2" style:family="table-cell">
      <style:table-cell-properties style:vertical-align="middle"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4.F2" style:family="table-cell">
      <style:table-cell-properties style:vertical-align="middle" fo:background-color="#ff6d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background-color="#ff6d6d" fo:padding="0.097cm" fo:border-left="0.5pt solid #000000" fo:border-right="none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F5" style:family="table-cell">
      <style:table-cell-properties style:vertical-align="middle"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F6" style:family="table-cell">
      <style:table-cell-properties style:vertical-align="middle" fo:background-color="#ffe994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54a163" officeooo:paragraph-rsid="0054a163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54a163" officeooo:paragraph-rsid="00552406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54a163" officeooo:paragraph-rsid="00591178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591178" officeooo:paragraph-rsid="00591178" style:font-name-asian="Georgia1" style:font-name-complex="Georgia1"/>
    </style:style>
    <style:style style:name="P11" style:family="paragraph" style:parent-style-name="Standard">
      <style:paragraph-properties fo:text-align="start" style:justify-single-word="false"/>
      <style:text-properties style:font-name="Georgia" fo:font-size="9.5pt" officeooo:paragraph-rsid="005c0f48" style:font-name-asian="Georgia1" style:font-size-asian="9.5pt" style:font-name-complex="Georgia1" style:font-size-complex="9.5pt"/>
    </style:style>
    <style:style style:name="P12" style:family="paragraph" style:parent-style-name="Table_20_Contents">
      <style:text-properties style:font-name="Georgia" fo:font-size="9.5pt" officeooo:rsid="005aee5d" officeooo:paragraph-rsid="005aee5d" style:font-name-asian="Georgia1" style:font-size-asian="9.5pt" style:font-name-complex="Georgia1" style:font-size-complex="9.5pt"/>
    </style:style>
    <style:style style:name="P13" style:family="paragraph" style:parent-style-name="Table_20_Contents">
      <style:paragraph-properties fo:text-align="center" style:justify-single-word="false"/>
      <style:text-properties style:font-name="Georgia" fo:font-size="9.5pt" officeooo:rsid="005c0f48" officeooo:paragraph-rsid="005c0f48" style:font-name-asian="Georgia1" style:font-size-asian="9.5pt" style:font-name-complex="Georgia1" style:font-size-complex="9.5pt"/>
    </style:style>
    <style:style style:name="P14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aee5d" officeooo:paragraph-rsid="005aee5d" style:font-name-asian="Georgia1" style:font-size-asian="9.5pt" style:font-weight-asian="bold" style:font-name-complex="Georgia1" style:font-size-complex="9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c0f48" officeooo:paragraph-rsid="005c0f48" style:font-name-asian="Georgia1" style:font-size-asian="9.5pt" style:font-weight-asian="bold" style:font-name-complex="Georgia1" style:font-size-complex="9.5pt" style:font-weight-complex="bold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2688cc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552406" officeooo:paragraph-rsid="00552406" style:font-weight-asian="normal" style:font-weight-complex="normal"/>
    </style:style>
    <style:style style:name="P21" style:family="paragraph" style:parent-style-name="Heading_20_1" style:list-style-name="L1" style:master-page-name="First_20_Page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1" fo:background-color="transparent" fo:keep-with-next="always" style:writing-mode="lr-tb"/>
      <style:text-properties officeooo:paragraph-rsid="003c54e5"/>
    </style:style>
    <style:style style:name="P22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reak-before="page" fo:background-color="transparent" fo:keep-with-next="always" style:writing-mode="lr-tb"/>
      <style:text-properties officeooo:paragraph-rsid="003c54e5"/>
    </style:style>
    <style:style style:name="P23" style:family="paragraph" style:parent-style-name="Heading_20_2" style:list-style-name="L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24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25" style:family="paragraph" style:parent-style-name="Heading_20_2" style:list-style-name="L2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26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29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paragraph-rsid="0060a329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60a329" officeooo:paragraph-rsid="0060a329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rsid="0060a329" officeooo:paragraph-rsid="00591178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630cd5" officeooo:paragraph-rsid="00630cd5" style:font-name-asian="Georgia1" style:font-name-complex="Georgia1"/>
    </style:style>
    <style:style style:name="P35" style:family="paragraph" style:parent-style-name="Standard">
      <style:paragraph-properties fo:text-align="start" style:justify-single-word="false"/>
      <style:text-properties style:font-name="Georgia" fo:font-size="9.5pt" officeooo:paragraph-rsid="0060a329" style:font-name-asian="Georgia1" style:font-size-asian="9.5pt" style:font-name-complex="Georgia1" style:font-size-complex="9.5pt"/>
    </style:style>
    <style:style style:name="P36" style:family="paragraph" style:parent-style-name="Standard">
      <style:paragraph-properties fo:text-align="start" style:justify-single-word="false"/>
      <style:text-properties style:font-name="Georgia" fo:font-size="9.5pt" officeooo:rsid="005fc098" officeooo:paragraph-rsid="0060a329" style:font-name-asian="Georgia1" style:font-size-asian="9.5pt" style:font-name-complex="Georgia1" style:font-size-complex="9.5pt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60a329" officeooo:paragraph-rsid="0060a329" fo:background-color="#ffff00" style:font-name-asian="Georgia1" style:font-name-complex="Georgia1"/>
    </style:style>
    <style:style style:name="P3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2688cc" fo:background-color="#ffff00" style:font-name-asian="Georgia1" style:font-name-complex="Georgia1"/>
    </style:style>
    <style:style style:name="P39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paragraph-rsid="002688cc" fo:background-color="#ffff00" style:font-name-asian="Georgia1" style:font-name-complex="Georgia1"/>
    </style:style>
    <style:style style:name="P40" style:family="paragraph" style:parent-style-name="Standard">
      <style:text-properties fo:font-size="9.5pt" officeooo:rsid="005fc098" officeooo:paragraph-rsid="0060a329" style:font-size-asian="9.5pt" style:font-size-complex="9.5pt"/>
    </style:style>
    <style:style style:name="P41" style:family="paragraph" style:parent-style-name="Standard">
      <style:text-properties fo:font-size="9.5pt" officeooo:rsid="006063f0" officeooo:paragraph-rsid="0060a329" style:font-size-asian="9.5pt" style:font-size-complex="9.5pt"/>
    </style:style>
    <style:style style:name="P42" style:family="paragraph" style:parent-style-name="Standard">
      <style:paragraph-properties fo:text-align="center" style:justify-single-word="false"/>
      <style:text-properties fo:font-size="9.5pt" officeooo:rsid="0060a329" officeooo:paragraph-rsid="0060a329" style:font-size-asian="9.5pt" style:font-size-complex="9.5pt"/>
    </style:style>
    <style:style style:name="P43" style:family="paragraph" style:parent-style-name="Standard">
      <style:paragraph-properties fo:text-align="center" style:justify-single-word="false"/>
      <style:text-properties fo:font-size="9.5pt" fo:font-weight="bold" officeooo:rsid="0060a329" officeooo:paragraph-rsid="0060a329" style:font-size-asian="9.5pt" style:font-weight-asian="bold" style:font-size-complex="9.5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9.5pt" fo:font-weight="normal" officeooo:rsid="0060a329" officeooo:paragraph-rsid="0062da17" style:font-size-asian="9.5pt" style:font-weight-asian="normal" style:font-size-complex="9.5pt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paragraph-rsid="0060a329"/>
    </style:style>
    <style:style style:name="P46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aee5d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c0f48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60a329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Georgia" fo:font-size="9.5pt" fo:font-weight="bold" officeooo:rsid="0060a329" officeooo:paragraph-rsid="0060a329" style:font-name-asian="Georgia1" style:font-size-asian="9.5pt" style:font-weight-asian="bold" style:font-name-complex="Georgia1" style:font-size-complex="9.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Georgia" fo:font-size="9.5pt" officeooo:rsid="005c0f48" officeooo:paragraph-rsid="0060a329" style:font-name-asian="Georgia1" style:font-size-asian="9.5pt" style:font-name-complex="Georgia1" style:font-size-complex="9.5pt"/>
    </style:style>
    <style:style style:name="P51" style:family="paragraph" style:parent-style-name="Table_20_Contents">
      <style:text-properties style:font-name="Georgia" fo:font-size="9.5pt" officeooo:rsid="005c0f48" officeooo:paragraph-rsid="0060a329" style:font-name-asian="Georgia1" style:font-size-asian="9.5pt" style:font-name-complex="Georgia1" style:font-size-complex="9.5pt"/>
    </style:style>
    <style:style style:name="P52" style:family="paragraph" style:parent-style-name="Table_20_Contents">
      <style:text-properties style:font-name="Georgia" fo:font-size="9.5pt" officeooo:rsid="005aee5d" officeooo:paragraph-rsid="0060a329" style:font-name-asian="Georgia1" style:font-size-asian="9.5pt" style:font-name-complex="Georgia1" style:font-size-complex="9.5pt"/>
    </style:style>
    <style:style style:name="P53" style:family="paragraph" style:parent-style-name="Table_20_Contents">
      <style:text-properties style:font-name="Georgia" fo:font-size="9.5pt" officeooo:rsid="005aee5d" officeooo:paragraph-rsid="0062da17" style:font-name-asian="Georgia1" style:font-size-asian="9.5pt" style:font-name-complex="Georgia1" style:font-size-complex="9.5pt"/>
    </style:style>
    <style:style style:name="P54" style:family="paragraph" style:parent-style-name="Table_20_Contents">
      <style:paragraph-properties fo:text-align="center" style:justify-single-word="false"/>
      <style:text-properties style:font-name="Georgia" fo:font-size="9.5pt" officeooo:rsid="005d917d" officeooo:paragraph-rsid="0060a329" style:font-name-asian="Georgia1" style:font-size-asian="9.5pt" style:font-name-complex="Georgia1" style:font-size-complex="9.5pt"/>
    </style:style>
    <style:style style:name="P55" style:family="paragraph" style:parent-style-name="Table_20_Contents">
      <style:text-properties style:font-name="Georgia" fo:font-size="9.5pt" officeooo:rsid="005d917d" officeooo:paragraph-rsid="005d917d" style:font-name-asian="Georgia1" style:font-size-asian="9.5pt" style:font-name-complex="Georgia1" style:font-size-complex="9.5pt"/>
    </style:style>
    <style:style style:name="P56" style:family="paragraph" style:parent-style-name="Table_20_Contents">
      <style:text-properties style:font-name="Georgia" fo:font-size="9.5pt" officeooo:rsid="005ed090" officeooo:paragraph-rsid="005ed090" style:font-name-asian="Georgia1" style:font-size-asian="9.5pt" style:font-name-complex="Georgia1" style:font-size-complex="9.5pt"/>
    </style:style>
    <style:style style:name="P57" style:family="paragraph" style:parent-style-name="Table_20_Contents">
      <style:paragraph-properties fo:text-align="center" style:justify-single-word="false"/>
      <style:text-properties style:font-name="Georgia" fo:font-size="9.5pt" officeooo:rsid="0060a329" officeooo:paragraph-rsid="0060a329" style:font-name-asian="Georgia1" style:font-size-asian="9.5pt" style:font-name-complex="Georgia1" style:font-size-complex="9.5pt"/>
    </style:style>
    <style:style style:name="P58" style:family="paragraph" style:parent-style-name="Table_20_Contents">
      <style:paragraph-properties fo:text-align="center" style:justify-single-word="false"/>
      <style:text-properties style:font-name="Georgia" fo:font-size="9.5pt" fo:font-weight="normal" officeooo:rsid="0060a329" officeooo:paragraph-rsid="0060a329" style:font-name-asian="Georgia1" style:font-size-asian="9.5pt" style:font-weight-asian="normal" style:font-name-complex="Georgia1" style:font-size-complex="9.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Georgia" fo:font-size="9.5pt" fo:font-weight="normal" officeooo:rsid="0060a329" officeooo:paragraph-rsid="0062da17" style:font-name-asian="Georgia1" style:font-size-asian="9.5pt" style:font-weight-asian="normal" style:font-name-complex="Georgia1" style:font-size-complex="9.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Georgia" fo:font-size="9.5pt" fo:font-weight="normal" officeooo:rsid="0062da17" officeooo:paragraph-rsid="0062da17" style:font-name-asian="Georgia1" style:font-size-asian="9.5pt" style:font-weight-asian="normal" style:font-name-complex="Georgia1" style:font-size-complex="9.5pt" style:font-weight-complex="normal"/>
    </style:style>
    <style:style style:name="P61" style:family="paragraph" style:parent-style-name="Table_20_Contents">
      <style:text-properties officeooo:paragraph-rsid="0062da17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fo:font-size="9.5pt" officeooo:rsid="005aee5d" style:font-name-asian="Georgia1" style:font-size-asian="9.5pt" style:font-name-complex="Georgia1" style:font-size-complex="9.5pt"/>
    </style:style>
    <style:style style:name="T3" style:family="text">
      <style:text-properties style:font-name="Georgia" fo:font-size="9.5pt" officeooo:rsid="0060a329" style:font-name-asian="Georgia1" style:font-size-asian="9.5pt" style:font-name-complex="Georgia1" style:font-size-complex="9.5pt"/>
    </style:style>
    <style:style style:name="T4" style:family="text">
      <style:text-properties style:font-name="Georgia" fo:font-size="9.5pt" officeooo:rsid="00622e09" style:font-name-asian="Georgia1" style:font-size-asian="9.5pt" style:font-name-complex="Georgia1" style:font-size-complex="9.5pt"/>
    </style:style>
    <style:style style:name="T5" style:family="text">
      <style:text-properties style:font-name="Georgia" fo:font-size="9.5pt" officeooo:rsid="0062da17" style:font-name-asian="Georgia1" style:font-size-asian="9.5pt" style:font-name-complex="Georgia1" style:font-size-complex="9.5pt"/>
    </style:style>
    <style:style style:name="T6" style:family="text">
      <style:text-properties officeooo:rsid="002037fa"/>
    </style:style>
    <style:style style:name="T7" style:family="text">
      <style:text-properties officeooo:rsid="002c2d63"/>
    </style:style>
    <style:style style:name="T8" style:family="text">
      <style:text-properties officeooo:rsid="00481d2c"/>
    </style:style>
    <style:style style:name="T9" style:family="text">
      <style:text-properties officeooo:rsid="0054a163"/>
    </style:style>
    <style:style style:name="T10" style:family="text">
      <style:text-properties officeooo:rsid="00552406"/>
    </style:style>
    <style:style style:name="T11" style:family="text">
      <style:text-properties officeooo:rsid="00591178"/>
    </style:style>
    <style:style style:name="T12" style:family="text">
      <style:text-properties officeooo:rsid="005c0f48"/>
    </style:style>
    <style:style style:name="T13" style:family="text">
      <style:text-properties officeooo:rsid="005d1d1a"/>
    </style:style>
    <style:style style:name="T14" style:family="text">
      <style:text-properties officeooo:rsid="005d917d"/>
    </style:style>
    <style:style style:name="T15" style:family="text">
      <style:text-properties officeooo:rsid="0060a329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622e09"/>
    </style:style>
    <style:style style:name="T18" style:family="text">
      <style:text-properties officeooo:rsid="0062da17"/>
    </style:style>
    <style:style style:name="T19" style:family="text">
      <style:text-properties officeooo:rsid="00630cd5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9688635" text:style-name="L1">
        <text:list-item>
          <text:p text:style-name="P21"><text:bookmark-start text:name="__RefHeading___Toc395_377169772"/><text:span text:style-name="T9">V</text:span>isuel<text:span text:style-name="T9">s :</text:span> valeurs métiers / biens <text:tab/>supports <text:bookmark-end text:name="__RefHeading___Toc395_377169772"/></text:p>
        </text:list-item>
      </text:list>
      <text:p text:style-name="P2"/>
      <text:list xml:id="list35374413" text:style-name="L2">
        <text:list-item>
          <text:p text:style-name="P23"><text:bookmark-start text:name="__RefHeading___Toc399_377169772 Copie 4 Copie 1 Copie 2"/><text:span text:style-name="T9">V</text:span>aleurs métiers <text:bookmark-end text:name="__RefHeading___Toc399_377169772 Copie 4 Copie 1 Copie 2"/></text:p>
        </text:list-item>
      </text:list>
      <text:p text:style-name="P6"/>
      <text:p text:style-name="P7">Rappel de la définition d’une "valeur métier" dans le cadre de la méthode EBIOS :</text:p>
      <text:p text:style-name="P7"><text:tab/>Composante importante pour l’organisation dans l’accomplissement de sa mission. Cela peut être un service, une fonction support, <text:span text:style-name="T10">une étape dans un projet et toute information ou savoir-faire associé.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">Valeur métier (VM)</text:p>
          </table:table-cell>
          <table:table-cell table:style-name="Tableau1.B1" office:value-type="string">
            <text:p text:style-name="P14">Dénomination de la valeur métier</text:p>
          </table:table-cell>
          <table:table-cell table:style-name="Tableau1.B1" office:value-type="string">
            <text:p text:style-name="P14">Nature de la valeur métier</text:p>
          </table:table-cell>
          <table:table-cell table:style-name="Tableau1.B1" office:value-type="string">
            <text:p text:style-name="P14">Description</text:p>
          </table:table-cell>
          <table:table-cell table:style-name="Tableau1.E1" office:value-type="string">
            <text:p text:style-name="P14">Entité ou personne responsable</text:p>
          </table:table-cell>
        </table:table-row>
        <table:table-row>
          <table:table-cell table:style-name="Tableau1.A2" office:value-type="string">
            <text:p text:style-name="P12">Valeur</text:p>
            <text:p text:style-name="P12">métier 1</text:p>
          </table:table-cell>
          <table:table-cell table:style-name="Tableau1.B2" office:value-type="string">
            <text:p text:style-name="P11">Vente de produits</text:p>
          </table:table-cell>
          <table:table-cell table:style-name="Tableau1.C2" office:value-type="string">
            <text:p text:style-name="P13">Service</text:p>
          </table:table-cell>
          <table:table-cell table:style-name="Tableau1.D2" office:value-type="string">
            <text:p text:style-name="P55">Acheter des objets et de passer des commandes</text:p>
          </table:table-cell>
          <table:table-cell table:style-name="Tableau1.E2" table:number-rows-spanned="5" office:value-type="string">
            <text:p text:style-name="P13">Personnel de l’équipe de Wizards &amp; Dice</text:p>
          </table:table-cell>
        </table:table-row>
        <table:table-row>
          <table:table-cell table:style-name="Tableau1.A2" office:value-type="string">
            <text:p text:style-name="P12">Valeur</text:p>
            <text:p text:style-name="P12">métier 2</text:p>
          </table:table-cell>
          <table:table-cell table:style-name="Tableau1.B3" office:value-type="string">
            <text:p text:style-name="P11">Plateforme de discussion</text:p>
          </table:table-cell>
          <table:table-cell table:style-name="Tableau1.C2" office:value-type="string">
            <text:p text:style-name="P13">Service</text:p>
          </table:table-cell>
          <table:table-cell table:style-name="Tableau1.D3" office:value-type="string">
            <text:p text:style-name="P55">Discuter avec d’autres utilisateurs et voir les anciens messages</text:p>
          </table:table-cell>
          <table:covered-table-cell table:style-name="Tableau1.E3"/>
        </table:table-row>
        <table:table-row>
          <table:table-cell table:style-name="Tableau1.A2" office:value-type="string">
            <text:p text:style-name="P12">Valeur</text:p>
            <text:p text:style-name="P12">métier 3</text:p>
          </table:table-cell>
          <table:table-cell table:style-name="Tableau1.B4" office:value-type="string">
            <text:p text:style-name="P11">Comptes clients</text:p>
          </table:table-cell>
          <table:table-cell table:style-name="Tableau1.C2" office:value-type="string">
            <text:p text:style-name="P13">Information</text:p>
          </table:table-cell>
          <table:table-cell table:style-name="Tableau1.D4" office:value-type="string">
            <text:p text:style-name="P55">Posséder un compte nominatif ressemblant divers informations</text:p>
          </table:table-cell>
          <table:covered-table-cell table:style-name="Tableau1.E3"/>
        </table:table-row>
        <table:table-row>
          <table:table-cell table:style-name="Tableau1.A2" office:value-type="string">
            <text:p text:style-name="P12">Valeur</text:p>
            <text:p text:style-name="P12">métier 4</text:p>
          </table:table-cell>
          <table:table-cell table:style-name="Tableau1.B5" office:value-type="string">
            <text:p text:style-name="P11">Relation client</text:p>
          </table:table-cell>
          <table:table-cell table:style-name="Tableau1.C2" office:value-type="string">
            <text:p text:style-name="P13">Service</text:p>
          </table:table-cell>
          <table:table-cell table:style-name="Tableau1.D5" office:value-type="string">
            <text:p text:style-name="P56">Mettre en avant le site et assurer un niveau de service après vente correct</text:p>
          </table:table-cell>
          <table:covered-table-cell table:style-name="Tableau1.E3"/>
        </table:table-row>
        <table:table-row>
          <table:table-cell table:style-name="Tableau1.A6" office:value-type="string">
            <text:p text:style-name="P12">Valeur</text:p>
            <text:p text:style-name="P12">métier <text:span text:style-name="T12">5</text:span></text:p>
          </table:table-cell>
          <table:table-cell table:style-name="Tableau1.B6" office:value-type="string">
            <text:p text:style-name="P11">Stock de produits</text:p>
          </table:table-cell>
          <table:table-cell table:style-name="Tableau1.C6" office:value-type="string">
            <text:p text:style-name="P13">Bien matériel</text:p>
          </table:table-cell>
          <table:table-cell table:style-name="Tableau1.D6" office:value-type="string">
            <text:p text:style-name="P56">Avoir des objets (physiques et numériques) à proposer</text:p>
          </table:table-cell>
          <table:covered-table-cell table:style-name="Tableau1.E3"/>
        </table:table-row>
      </table:table>
      <text:p text:style-name="P4"/>
      <text:list xml:id="list10056725269476" text:continue-numbering="true" text:style-name="L2">
        <text:list-item>
          <text:p text:style-name="P25"><text:bookmark-start text:name="__RefHeading___Toc399_377169772 Copie 4 Copie 1 Copie 1 Copie 1"/><text:span text:style-name="T10">B</text:span>iens supports <text:bookmark-end text:name="__RefHeading___Toc399_377169772 Copie 4 Copie 1 Copie 1 Copie 1"/></text:p>
        </text:list-item>
      </text:list>
      <text:p text:style-name="P2"/>
      <text:p text:style-name="P8">Rappel de la définition d’u<text:span text:style-name="T11">n</text:span> "<text:span text:style-name="T10">bien support</text:span>" dans le cadre de la méthode EBIOS :</text:p>
      <text:p text:style-name="P20"><text:tab/>Composante du système d’information sur laquelle repose une ou plusieurs valeurs métier. Un bien support peut être numérique, physique ou organisationnelle.</text:p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47"><text:span text:style-name="T13">Bien support</text:span> (<text:span text:style-name="T13">BS</text:span>)</text:p>
          </table:table-cell>
          <table:table-cell table:style-name="Tableau2.A1" office:value-type="string">
            <text:p text:style-name="P46">Dénomination d<text:span text:style-name="T14">u b</text:span>ien support</text:p>
          </table:table-cell>
          <table:table-cell table:style-name="Tableau2.A1" office:value-type="string">
            <text:p text:style-name="P47">Valeur(s) métier(s) associée(s)</text:p>
          </table:table-cell>
          <table:table-cell table:style-name="Tableau2.A1" office:value-type="string">
            <text:p text:style-name="P46">Description</text:p>
          </table:table-cell>
          <table:table-cell table:style-name="Tableau2.E1" office:value-type="string">
            <text:p text:style-name="P46">Entité ou personne responsable</text:p>
          </table:table-cell>
        </table:table-row>
        <table:table-row table:style-name="Tableau2.2">
          <table:table-cell table:style-name="Tableau2.A2" office:value-type="string">
            <text:p text:style-name="P52"><text:span text:style-name="T13">Bien support</text:span> 1</text:p>
          </table:table-cell>
          <table:table-cell table:style-name="Tableau2.B2" office:value-type="string">
            <text:p text:style-name="P35">Site web</text:p>
          </table:table-cell>
          <table:table-cell table:style-name="Tableau2.C2" office:value-type="string">
            <text:p text:style-name="P54">VM 1 à 4</text:p>
          </table:table-cell>
          <table:table-cell table:style-name="Tableau2.D2" office:value-type="string">
            <text:p text:style-name="P40">Interface principale pour les clients et vitrine de nos produits</text:p>
          </table:table-cell>
          <table:table-cell table:style-name="Tableau2.E2" table:number-rows-spanned="5" office:value-type="string">
            <text:p text:style-name="P50">Personnel de l’équipe de Wizards &amp; Dice</text:p>
          </table:table-cell>
        </table:table-row>
        <table:table-row table:style-name="Tableau2.2">
          <table:table-cell table:style-name="Tableau2.A2" office:value-type="string">
            <text:p text:style-name="P52"><text:span text:style-name="T13">Bien support</text:span> 2</text:p>
          </table:table-cell>
          <table:table-cell table:style-name="Tableau2.B3" office:value-type="string">
            <text:p text:style-name="P36">Serveurs physiques</text:p>
          </table:table-cell>
          <table:table-cell table:style-name="Tableau2.C2" office:value-type="string">
            <text:p text:style-name="P54">VM 1 à 4</text:p>
          </table:table-cell>
          <table:table-cell table:style-name="Tableau2.D3" office:value-type="string">
            <text:p text:style-name="P40">Élément hébergeant nos machines virtuels, essentiel à l’infrastructure</text:p>
          </table:table-cell>
          <table:covered-table-cell table:style-name="Tableau2.E3"/>
        </table:table-row>
        <table:table-row table:style-name="Tableau2.2">
          <table:table-cell table:style-name="Tableau2.A2" office:value-type="string">
            <text:p text:style-name="P52"><text:span text:style-name="T13">Bien support</text:span> 3</text:p>
          </table:table-cell>
          <table:table-cell table:style-name="Tableau2.B4" office:value-type="string">
            <text:p text:style-name="P35">Gestion des stocks</text:p>
          </table:table-cell>
          <table:table-cell table:style-name="Tableau2.C2" office:value-type="string">
            <text:p text:style-name="P54">VM 1 à 3 et VM 5</text:p>
          </table:table-cell>
          <table:table-cell table:style-name="Tableau2.D4" office:value-type="string">
            <text:p text:style-name="P41">Composant indispensable pour satisfaire les commandes</text:p>
          </table:table-cell>
          <table:covered-table-cell table:style-name="Tableau2.E3"/>
        </table:table-row>
        <table:table-row table:style-name="Tableau2.2">
          <table:table-cell table:style-name="Tableau2.A2" office:value-type="string">
            <text:p text:style-name="P52"><text:span text:style-name="T13">Bien support</text:span> 4</text:p>
          </table:table-cell>
          <table:table-cell table:style-name="Tableau2.B5" office:value-type="string">
            <text:p text:style-name="P35">Dépôt des stocks</text:p>
          </table:table-cell>
          <table:table-cell table:style-name="Tableau2.C2" office:value-type="string">
            <text:p text:style-name="P54">VM 5</text:p>
          </table:table-cell>
          <table:table-cell table:style-name="Tableau2.D5" office:value-type="string">
            <text:p text:style-name="P41">Lieu physique de stockage des produits (à<text:span text:style-name="T14"> traiter </text:span>le<text:span text:style-name="T14"> temps</text:span>)</text:p>
          </table:table-cell>
          <table:covered-table-cell table:style-name="Tableau2.E3"/>
        </table:table-row>
        <table:table-row table:style-name="Tableau2.2">
          <table:table-cell table:style-name="Tableau2.A6" office:value-type="string">
            <text:p text:style-name="P52"><text:span text:style-name="T13">Bien support</text:span> <text:span text:style-name="T12">5</text:span></text:p>
          </table:table-cell>
          <table:table-cell table:style-name="Tableau2.B6" office:value-type="string">
            <text:p text:style-name="P35">Réseaux sociaux / mail</text:p>
          </table:table-cell>
          <table:table-cell table:style-name="Tableau2.C6" office:value-type="string">
            <text:p text:style-name="P54">VM 4</text:p>
          </table:table-cell>
          <table:table-cell table:style-name="Tableau2.D6" office:value-type="string">
            <text:p text:style-name="P41">Vitrine publicitaire et lieu d’échange entre nous et les clients</text:p>
          </table:table-cell>
          <table:covered-table-cell table:style-name="Tableau2.E3"/>
        </table:table-row>
      </table:table>
      <text:p text:style-name="P45"/>
      <text:list xml:id="list10057112487232" text:continue-list="list79688635" text:style-name="L1">
        <text:list-item>
          <text:p text:style-name="P22"><text:bookmark-start text:name="__RefHeading___Toc395_377169772 Copie 1"/><text:span text:style-name="T9">T</text:span>ableau gravité ↔ <text:span text:style-name="T11">vraisemblance</text:span><text:bookmark-end text:name="__RefHeading___Toc395_377169772 Copie 1"/></text:p>
        </text:list-item>
      </text:list>
      <text:p text:style-name="P27"/>
      <text:list text:style-name="L3">
        <text:list-item>
          <text:p text:style-name="P26"><text:bookmark-start text:name="__RefHeading___Toc399_377169772 Copie 4 Copie 1"/>Style : Titre 2 <text:span text:style-name="T8">(sans texte après le titre)</text:span><text:bookmark-end text:name="__RefHeading___Toc399_377169772 Copie 4 Copie 1"/></text:p>
        </text:list-item>
      </text:list>
      <text:p text:style-name="P2"/>
      <text:p text:style-name="P9">Rappel de la définition d<text:span text:style-name="T11">e la</text:span> "<text:span text:style-name="T11">gravité</text:span>" dans le cadre de la méthode EBIOS :</text:p>
      <text:p text:style-name="P10"><text:tab/>Estimation du niveau et de l’intensité des effets d’un risque. La gravité fournit une mesure des impacts préjudiciables perçus, qu’ils soient directs ou indirects</text:p>
      <text:p text:style-name="P3"/>
      <text:p text:style-name="P9">Rappel de la définition d<text:span text:style-name="T11">e la</text:span> "vraisemblance" dans le cadre de la méthode EBIOS :</text:p>
      <text:p text:style-name="P10"><text:tab/>Estimation de la faisabilité ou de la probabilité qu’un risque se réalise, selon l’échelle adoptée (très faible, peu vraisemblable, quasi certain, etc).</text:p>
      <text:p text:style-name="P33"/>
      <text:p text:style-name="P30"><text:span text:style-name="T15">Matrice de pertinenc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table:number-columns-spanned="2" office:value-type="string">
            <text:p text:style-name="P46"/>
          </table:table-cell>
          <table:covered-table-cell/>
          <table:table-cell table:style-name="Tableau4.C1" table:number-columns-spanned="4" office:value-type="string">
            <text:p text:style-name="P49">Vraisemblance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2" table:number-rows-spanned="5" office:value-type="string">
            <text:p text:style-name="P48">Gravité</text:p>
          </table:table-cell>
          <table:table-cell table:style-name="Tableau4.B2" office:value-type="string">
            <text:p text:style-name="P54"/>
          </table:table-cell>
          <table:table-cell table:style-name="Tableau4.C2" office:value-type="string">
            <text:p text:style-name="P48">Invraisemblable</text:p>
          </table:table-cell>
          <table:table-cell table:style-name="Tableau4.D2" office:value-type="string">
            <text:p text:style-name="P48">Vraisemblable</text:p>
          </table:table-cell>
          <table:table-cell table:style-name="Tableau4.E2" office:value-type="string">
            <text:p text:style-name="P48">Très vraisemblable</text:p>
          </table:table-cell>
          <table:table-cell table:style-name="Tableau4.F2" office:value-type="string">
            <text:p text:style-name="P43">Quasiment</text:p>
            <text:p text:style-name="P43">certain</text:p>
          </table:table-cell>
        </table:table-row>
        <table:table-row table:style-name="Tableau4.2">
          <table:covered-table-cell table:style-name="Tableau4.A3"/>
          <table:table-cell table:style-name="Tableau4.B3" office:value-type="string">
            <text:p text:style-name="P48">Critique</text:p>
          </table:table-cell>
          <table:table-cell table:style-name="Tableau4.D2" office:value-type="string">
            <text:p text:style-name="P57">Moyennement pertinent</text:p>
          </table:table-cell>
          <table:table-cell table:style-name="Tableau4.E2" office:value-type="string">
            <text:p text:style-name="P57">Plutôt pertinent</text:p>
          </table:table-cell>
          <table:table-cell table:style-name="Tableau4.B3" office:value-type="string">
            <text:p text:style-name="P42">Très pertinent</text:p>
          </table:table-cell>
          <table:table-cell table:style-name="Tableau4.F2" office:value-type="string">
            <text:p text:style-name="P42">Très pertinent</text:p>
          </table:table-cell>
        </table:table-row>
        <table:table-row table:style-name="Tableau4.2">
          <table:covered-table-cell table:style-name="Tableau4.A3"/>
          <table:table-cell table:style-name="Tableau4.E2" office:value-type="string">
            <text:p text:style-name="P48">Grave</text:p>
          </table:table-cell>
          <table:table-cell table:style-name="Tableau4.D2" office:value-type="string">
            <text:p text:style-name="P57">Moyennement pertinent</text:p>
          </table:table-cell>
          <table:table-cell table:style-name="Tableau4.E2" office:value-type="string">
            <text:p text:style-name="P57">Plutôt pertinent</text:p>
          </table:table-cell>
          <table:table-cell table:style-name="Tableau4.E2" office:value-type="string">
            <text:p text:style-name="P57">Plutôt pertinent</text:p>
          </table:table-cell>
          <table:table-cell table:style-name="Tableau4.F2" office:value-type="string">
            <text:p text:style-name="P42">Très pertinent</text:p>
          </table:table-cell>
        </table:table-row>
        <table:table-row table:style-name="Tableau4.2">
          <table:covered-table-cell table:style-name="Tableau4.A3"/>
          <table:table-cell table:style-name="Tableau4.D2" office:value-type="string">
            <text:p text:style-name="P48">Peu grave</text:p>
          </table:table-cell>
          <table:table-cell table:style-name="Tableau4.C2" office:value-type="string">
            <text:p text:style-name="P57">Peu pertinent</text:p>
          </table:table-cell>
          <table:table-cell table:style-name="Tableau4.D2" office:value-type="string">
            <text:p text:style-name="P57">Moyennement pertinent</text:p>
          </table:table-cell>
          <table:table-cell table:style-name="Tableau4.E2" office:value-type="string">
            <text:p text:style-name="P57">Plutôt pertinent</text:p>
          </table:table-cell>
          <table:table-cell table:style-name="Tableau4.F5" office:value-type="string">
            <text:p text:style-name="P57">Plutôt pertinent</text:p>
          </table:table-cell>
        </table:table-row>
        <table:table-row table:style-name="Tableau4.2">
          <table:covered-table-cell table:style-name="Tableau4.A3"/>
          <table:table-cell table:style-name="Tableau4.C2" office:value-type="string">
            <text:p text:style-name="P48">Sans gravité</text:p>
          </table:table-cell>
          <table:table-cell table:style-name="Tableau4.C2" office:value-type="string">
            <text:p text:style-name="P57">Peu pertinent</text:p>
          </table:table-cell>
          <table:table-cell table:style-name="Tableau4.C2" office:value-type="string">
            <text:p text:style-name="P57">Peu pertinent</text:p>
          </table:table-cell>
          <table:table-cell table:style-name="Tableau4.D2" office:value-type="string">
            <text:p text:style-name="P57">Moyennement pertinent</text:p>
          </table:table-cell>
          <table:table-cell table:style-name="Tableau4.F6" office:value-type="string">
            <text:p text:style-name="P57">Moyennement pertinent</text:p>
          </table:table-cell>
        </table:table-row>
      </table:table>
      <text:p text:style-name="P30"/>
      <text:p text:style-name="P34">Gravité et probabilité d’occurrence des évènements redouté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6">Évènements redoutés</text:p>
          </table:table-cell>
          <table:table-cell table:style-name="Tableau3.A1" office:value-type="string">
            <text:p text:style-name="P48">Gravité</text:p>
          </table:table-cell>
          <table:table-cell table:style-name="Tableau3.C1" office:value-type="string">
            <text:p text:style-name="P48">Vraisemblance</text:p>
          </table:table-cell>
        </table:table-row>
        <table:table-row table:style-name="Tableau3.2">
          <table:table-cell table:style-name="Tableau3.A2" table:number-columns-spanned="3" office:value-type="string">
            <text:p text:style-name="P46">Vente de produits</text:p>
          </table:table-cell>
          <table:covered-table-cell/>
          <table:covered-table-cell/>
        </table:table-row>
        <table:table-row table:style-name="Tableau3.3">
          <table:table-cell table:style-name="Tableau3.A3" office:value-type="string">
            <text:p text:style-name="P52">Usurpation d'identité</text:p>
          </table:table-cell>
          <table:table-cell table:style-name="Tableau3.B3" office:value-type="string">
            <text:p text:style-name="P59">Critique</text:p>
          </table:table-cell>
          <table:table-cell table:style-name="Tableau3.C3" office:value-type="string">
            <text:p text:style-name="P59">Très vraisemblable</text:p>
          </table:table-cell>
        </table:table-row>
        <table:table-row table:style-name="Tableau3.4">
          <table:table-cell table:style-name="Tableau3.A4" office:value-type="string">
            <text:p text:style-name="P52">Blocage des ventes</text:p>
          </table:table-cell>
          <table:table-cell table:style-name="Tableau3.B3" office:value-type="string">
            <text:p text:style-name="P58">Critique</text:p>
          </table:table-cell>
          <table:table-cell table:style-name="Tableau3.C4" office:value-type="string">
            <text:p text:style-name="P44">Quasiment</text:p>
            <text:p text:style-name="P44">certain</text:p>
          </table:table-cell>
        </table:table-row>
        <table:table-row table:style-name="Tableau3.4">
          <table:table-cell table:style-name="Tableau3.A5" office:value-type="string">
            <text:p text:style-name="P52">Pertes des données de commandes</text:p>
          </table:table-cell>
          <table:table-cell table:style-name="Tableau3.B5" office:value-type="string">
            <text:p text:style-name="P58">Grave</text:p>
          </table:table-cell>
          <table:table-cell table:style-name="Tableau3.C3" office:value-type="string">
            <text:p text:style-name="P59">Très vraisemblable</text:p>
          </table:table-cell>
        </table:table-row>
        <table:table-row table:style-name="Tableau3.6">
          <table:table-cell table:style-name="Tableau3.A6" office:value-type="string">
            <text:p text:style-name="P53"><text:span text:style-name="T18">M</text:span>odif<text:span text:style-name="T18">ication</text:span> frauduleuse</text:p>
            <text:p text:style-name="P53">(ex : changement prix)</text:p>
          </table:table-cell>
          <table:table-cell table:style-name="Tableau3.B5" office:value-type="string">
            <text:p text:style-name="P58">Grave</text:p>
          </table:table-cell>
          <table:table-cell table:style-name="Tableau3.C6" office:value-type="string">
            <text:p text:style-name="P58">Vraisemblable</text:p>
          </table:table-cell>
        </table:table-row>
        <table:table-row table:style-name="Tableau3.6">
          <table:table-cell table:style-name="Tableau3.A2" table:number-columns-spanned="3" office:value-type="string">
            <text:p text:style-name="P46">Plateforme de discussion</text:p>
          </table:table-cell>
          <table:covered-table-cell/>
          <table:covered-table-cell/>
        </table:table-row>
        <table:table-row table:style-name="Tableau3.6">
          <table:table-cell table:style-name="Tableau3.A8" office:value-type="string">
            <text:p text:style-name="P52">Perte d'une donnée client</text:p>
          </table:table-cell>
          <table:table-cell table:style-name="Tableau3.B5" office:value-type="string">
            <text:p text:style-name="P59">Grave</text:p>
          </table:table-cell>
          <table:table-cell table:style-name="Tableau3.C6" office:value-type="string">
            <text:p text:style-name="P59">Vraisemblable</text:p>
          </table:table-cell>
        </table:table-row>
        <table:table-row table:style-name="Tableau3.6">
          <table:table-cell table:style-name="Tableau3.A8" office:value-type="string">
            <text:p text:style-name="P52"><text:span text:style-name="T15">U</text:span>surpation d'identité</text:p>
          </table:table-cell>
          <table:table-cell table:style-name="Tableau3.B3" office:value-type="string">
            <text:p text:style-name="P59">Critique</text:p>
          </table:table-cell>
          <table:table-cell table:style-name="Tableau3.C4" office:value-type="string">
            <text:p text:style-name="P44">Quasiment</text:p>
            <text:p text:style-name="P44">certain</text:p>
          </table:table-cell>
        </table:table-row>
        <table:table-row table:style-name="Tableau3.6">
          <table:table-cell table:style-name="Tableau3.A2" table:number-columns-spanned="3" office:value-type="string">
            <text:p text:style-name="P46">Comptes clients</text:p>
          </table:table-cell>
          <table:covered-table-cell/>
          <table:covered-table-cell/>
        </table:table-row>
        <table:table-row table:style-name="Tableau3.6">
          <table:table-cell table:style-name="Tableau3.A11" office:value-type="string">
            <text:p text:style-name="P52">Blocage de la plateforme</text:p>
          </table:table-cell>
          <table:table-cell table:style-name="Tableau3.B5" office:value-type="string">
            <text:p text:style-name="P59">Grave</text:p>
          </table:table-cell>
          <table:table-cell table:style-name="Tableau3.C3" office:value-type="string">
            <text:p text:style-name="P59">Très vraisemblable</text:p>
          </table:table-cell>
        </table:table-row>
        <table:table-row table:style-name="Tableau3.6">
          <table:table-cell table:style-name="Tableau3.A12" office:value-type="string">
            <text:p text:style-name="P52"><text:span text:style-name="T15">P</text:span>ublication de contenu interdit</text:p>
          </table:table-cell>
          <table:table-cell table:style-name="Tableau3.B12" office:value-type="string">
            <text:p text:style-name="P59">Peu grave</text:p>
          </table:table-cell>
          <table:table-cell table:style-name="Tableau3.C4" office:value-type="string">
            <text:p text:style-name="P44">Quasiment</text:p>
            <text:p text:style-name="P44">certain</text:p>
          </table:table-cell>
        </table:table-row>
        <text:soft-page-break/>
        <table:table-row table:style-name="Tableau3.6">
          <table:table-cell table:style-name="Tableau3.A2" table:number-columns-spanned="3" office:value-type="string">
            <text:p text:style-name="P46">Relation client</text:p>
          </table:table-cell>
          <table:covered-table-cell/>
          <table:covered-table-cell/>
        </table:table-row>
        <table:table-row table:style-name="Tableau3.6">
          <table:table-cell table:style-name="Tableau3.A14" office:value-type="string">
            <text:p text:style-name="P52">Diffamation <text:span text:style-name="T18">ou</text:span> atteinte à l'image</text:p>
          </table:table-cell>
          <table:table-cell table:style-name="Tableau3.B5" office:value-type="string">
            <text:p text:style-name="P59"><text:span text:style-name="T18">G</text:span>rave</text:p>
          </table:table-cell>
          <table:table-cell table:style-name="Tableau3.C3" office:value-type="string">
            <text:p text:style-name="P59"><text:span text:style-name="T18">Très v</text:span>raisemblable</text:p>
          </table:table-cell>
        </table:table-row>
        <table:table-row table:style-name="Tableau3.6">
          <table:table-cell table:style-name="Tableau3.A14" office:value-type="string">
            <text:p text:style-name="P61"><text:span text:style-name="T3">F</text:span><text:span text:style-name="T2">raude </text:span><text:span text:style-name="T5">(</text:span><text:span text:style-name="T2">S</text:span><text:span text:style-name="T4">AV </text:span><text:span text:style-name="T5">notamment)</text:span></text:p>
          </table:table-cell>
          <table:table-cell table:style-name="Tableau3.B12" office:value-type="string">
            <text:p text:style-name="P60">Peu grave</text:p>
          </table:table-cell>
          <table:table-cell table:style-name="Tableau3.C4" office:value-type="string">
            <text:p text:style-name="P44">Quasiment</text:p>
            <text:p text:style-name="P44">certain</text:p>
          </table:table-cell>
        </table:table-row>
        <table:table-row table:style-name="Tableau3.6">
          <table:table-cell table:style-name="Tableau3.A16" office:value-type="string">
            <text:p text:style-name="P52"><text:span text:style-name="T15">P</text:span>erte des comptes (réseaux sociaux)</text:p>
          </table:table-cell>
          <table:table-cell table:style-name="Tableau3.B12" office:value-type="string">
            <text:p text:style-name="P59">Peu grave</text:p>
          </table:table-cell>
          <table:table-cell table:style-name="Tableau3.C6" office:value-type="string">
            <text:p text:style-name="P59"><text:span text:style-name="T18">V</text:span>raisemblable</text:p>
          </table:table-cell>
        </table:table-row>
        <table:table-row table:style-name="Tableau3.6">
          <table:table-cell table:style-name="Tableau3.A2" table:number-columns-spanned="3" office:value-type="string">
            <text:p text:style-name="P46">Stock de produits</text:p>
          </table:table-cell>
          <table:covered-table-cell/>
          <table:covered-table-cell/>
        </table:table-row>
        <table:table-row table:style-name="Tableau3.6">
          <table:table-cell table:style-name="Tableau3.A8" office:value-type="string">
            <text:p text:style-name="P52">Dégradation ou vol des produits en stock</text:p>
          </table:table-cell>
          <table:table-cell table:style-name="Tableau3.B3" office:value-type="string">
            <text:p text:style-name="P59">Critique</text:p>
          </table:table-cell>
          <table:table-cell table:style-name="Tableau3.C3" office:value-type="string">
            <text:p text:style-name="P59"><text:span text:style-name="T18">Très v</text:span>raisemblable</text:p>
          </table:table-cell>
        </table:table-row>
        <table:table-row table:style-name="Tableau3.6">
          <table:table-cell table:style-name="Tableau3.A8" office:value-type="string">
            <text:p text:style-name="P52"><text:span text:style-name="T17">I</text:span>ndispo<text:span text:style-name="T18">nibilité</text:span> de<text:span text:style-name="T18">s moyens de <text:s/></text:span>gestion des stocks</text:p>
          </table:table-cell>
          <table:table-cell table:style-name="Tableau3.B5" office:value-type="string">
            <text:p text:style-name="P59">Grave</text:p>
          </table:table-cell>
          <table:table-cell table:style-name="Tableau3.C6" office:value-type="string">
            <text:p text:style-name="P59"><text:span text:style-name="T18">V</text:span>raisemblable</text:p>
          </table:table-cell>
        </table:table-row>
      </table:table>
      <text:p text:style-name="P30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1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02T01:00:43.153000000</dc:date>
    <meta:editing-duration>PT8H46M57S</meta:editing-duration>
    <meta:editing-cycles>70</meta:editing-cycles>
    <meta:document-statistic meta:table-count="4" meta:image-count="2" meta:object-count="0" meta:page-count="3" meta:paragraph-count="154" meta:word-count="580" meta:character-count="3781" meta:non-whitespace-character-count="3351"/>
  </office:meta>
</office:document-meta>
</file>